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0000002DD66203A65CCDF614F.png" manifest:media-type="image/png"/>
  <manifest:file-entry manifest:full-path="Pictures/100002010000024A0000033A53C568D9976310CE.png" manifest:media-type="image/png"/>
  <manifest:file-entry manifest:full-path="Pictures/10000201000002470000037636AA3E7DFE22061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564cm" svg:height="18.034cm" svg:x="0cm" svg:y="0.238cm">
          <draw:image xlink:href="Pictures/1000020100000250000002DD66203A65CCDF614F.png" xlink:type="simple" xlink:show="embed" xlink:actuate="onLoad">
            <text:p/>
          </draw:image>
        </draw:frame>
        <draw:frame draw:style-name="gr1" draw:text-style-name="P1" draw:layer="layout" svg:width="13.159cm" svg:height="19.998cm" svg:x="2.397cm" svg:y="2.778cm">
          <draw:image xlink:href="Pictures/10000201000002470000037636AA3E7DFE220618.png" xlink:type="simple" xlink:show="embed" xlink:actuate="onLoad">
            <text:p/>
          </draw:image>
        </draw:frame>
        <draw:frame draw:style-name="gr1" draw:text-style-name="P1" draw:layer="layout" svg:width="15.504cm" svg:height="21.854cm" svg:x="5.308cm" svg:y="7.731cm">
          <draw:image xlink:href="Pictures/100002010000024A0000033A53C568D9976310C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0T12:32:50.516672608</meta:creation-date>
    <dc:date>2018-10-30T13:43:35.689577969</dc:date>
    <meta:editing-duration>PT1H34S</meta:editing-duration>
    <meta:editing-cycles>2</meta:editing-cycles>
    <meta:generator>LibreOffice/6.0.6.2$Linux_X86_64 LibreOffice_project/00m0$Build-2</meta:generator>
    <meta:document-statistic meta:object-count="3"/>
  </office:meta>
</office:document-meta>
</file>